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text-align="center" fo:line-height="150%"/>
      <style:text-properties style:font-name="Times New Roman" style:font-name-complex="Times New Roman"/>
    </style:style>
    <style:style style:name="P4" style:parent-style-name="Title" style:family="paragraph">
      <style:paragraph-properties fo:text-align="center" fo:line-height="150%"/>
      <style:text-properties style:font-name="Times New Roman" style:font-name-complex="Times New Roman"/>
    </style:style>
    <style:style style:name="P5" style:parent-style-name="Heading1" style:family="paragraph">
      <style:paragraph-properties fo:line-height="150%"/>
      <style:text-properties style:font-name="Times New Roman" style:font-name-complex="Times New Roman"/>
    </style:style>
    <style:style style:name="P6" style:parent-style-name="Normal" style:family="paragraph">
      <style:paragraph-properties fo:text-align="justify" style:vertical-align="auto" fo:line-height="150%" fo:text-indent="0.4923in"/>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ar" style:country-complex="SA" fo:hyphenate="true"/>
    </style:style>
    <style:style style:name="P7" style:parent-style-name="Normal" style:family="paragraph">
      <style:paragraph-properties fo:text-align="justify" fo:line-height="150%"/>
    </style:style>
    <style:style style:name="T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style:language-asian="en" style:country-asian="US" style:language-complex="ar" style:country-complex="SA"/>
    </style:style>
    <style:style style:name="T9"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ar" style:country-complex="SA"/>
    </style:style>
    <style:style style:name="P10" style:parent-style-name="Normal" style:family="paragraph">
      <style:paragraph-properties fo:text-align="justify" fo:line-height="150%" fo:text-indent="0.4923in"/>
    </style:style>
    <style:style style:name="T11"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ar" style:country-complex="SA"/>
    </style:style>
    <style:style style:name="T12"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ar" style:country-complex="SA"/>
    </style:style>
    <style:style style:name="T13"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ar" style:country-complex="SA"/>
    </style:style>
    <style:style style:name="T14" style:parent-style-name="DefaultParagraphFont" style:family="text">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ar" style:country-complex="SA"/>
    </style:style>
  </office:automatic-styles>
  <office:body>
    <office:text text:use-soft-page-breaks="true">
      <text:p text:style-name="P1"/>
      <text:p text:style-name="P4">Employee Benefit Management System</text:p>
      <text:h text:style-name="P5" text:outline-level="1">Vision and Business Case</text:h>
      <text:p text:style-name="P6">Our group is proposing to design a software that streamlines and automates the process of employee’s elections during the<text:s/>Open Enrollment season, Qualified Life Events, and New Hires. The goal is to eliminate the manual process of entering the data in the enterprise’s database and eliminate the manual process of sending the benefits and beneficiaries data to the participating<text:s/>vendors and providers in addition to automating the process of benefit confirmation, and data exchange via EDI and SFTP.<text:tab/></text:p>
      <text:p text:style-name="P7"><text:span text:style-name="T8">Strategy:</text:span><text:span text:style-name="T9"><text:s/></text:span></text:p>
      <text:p text:style-name="P10"><text:span text:style-name="T11">The application is going to provide a specific user interface for the stakeholders based on their role and designation. Em</text:span><text:span text:style-name="T12">ployees account must first be created and initialized by a designated system administrator who grants the capabilities and define the user’s roles. The employee can then be an HR administrator, an Enterprise Manager, an Employee, Finance or a vendor. Every</text:span><text:span text:style-name="T13"><text:s/>one of the roles will have distinct set of capabilities to interact with the system and the database. Benefit elections will integrate with the company’s payroll to streamline payroll deductions for such benefits. Additionally, elections will be sent to t</text:span><text:span text:style-name="T14">he appropriate vendor via EDI protocol to execute the B2B data exchange, and similarly, vendors confirmations, approvals, and denials will also be send back to the system via the same methodolog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apple-tab-span" style:display-name="apple-tab-span"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language="en" fo:country="IN"/>
    </style:style>
    <style:style style:name="P3" style:parent-style-name="Header" style:family="paragraph">
      <style:text-properties fo:language="en" fo:country="IN"/>
    </style:style>
  </office:automatic-styles>
  <office:master-styles>
    <style:master-page style:name="MP0" style:page-layout-name="PL0">
      <style:header>
        <text:p text:style-name="P2">Inception Phase Artifacts – Employee benefit Management System<text:tab/>CPSC 462</text:p>
        <text:p text:style-name="P3">Team Members: Anas Elhadidy, Eizat Mushtaq, Faisal Khan, Milan Ghori</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lan Ghori</dc:creator>
    <meta:creation-date>2018-09-27T21:49:00Z</meta:creation-date>
    <dc:date>2018-10-01T15:18:00Z</dc:date>
    <meta:template xlink:href="Normal" xlink:type="simple"/>
    <meta:editing-cycles>5</meta:editing-cycles>
    <meta:editing-duration>PT3840S</meta:editing-duration>
    <meta:document-statistic meta:page-count="1" meta:paragraph-count="2" meta:word-count="209" meta:character-count="1402" meta:row-count="9" meta:non-whitespace-character-count="1195"/>
  </office:meta>
</office:document-meta>
</file>